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650000014F53970606DD0C64E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312cm, 3.994cm, 1.363cm, 3.749cm)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606cm" fo:min-width="24.64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style:font-name="Latin Modern Sans Demi Cond" fo:font-size="28pt" style:font-size-asian="28pt" style:font-size-complex="28pt"/>
    </style:style>
    <style:style style:name="T1" style:family="text">
      <style:text-properties style:font-name="Latin Modern Sans Demi C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5.193cm" svg:height="6.073cm" svg:x="3.015cm" svg:y="1.405cm">
              <draw:image xlink:href="Pictures/10000000000006650000014F53970606DD0C64ED.png" xlink:type="simple" xlink:show="embed" xlink:actuate="onLoad" draw:mime-type="image/png">
                <text:p/>
              </draw:image>
            </draw:frame>
            <draw:custom-shape draw:style-name="gr2" draw:text-style-name="P2" draw:layer="layout" svg:width="25.196cm" svg:height="6.908cm" svg:x="3.015cm" svg:y="0.9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4" draw:layer="layout" svg:width="5.5cm" svg:height="1.859cm" svg:x="23.523cm" svg:y="7.816cm">
            <draw:text-box>
              <text:p text:style-name="P3"><text:span text:style-name="T1">Time (ns)</text:span></text:p>
            </draw:text-box>
          </draw:frame>
          <draw:frame draw:style-name="gr4" draw:text-style-name="P4" draw:layer="layout" svg:width="7.64cm" svg:height="1.86cm" draw:transform="rotate (1.5707963267949) translate (0.877cm 7.965cm)">
            <draw:text-box>
              <text:p text:style-name="P3"><text:span text:style-name="T1">Amplitude (mV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2T23:06:23.165812216</meta:creation-date>
    <dc:date>2020-10-22T23:13:51.464784429</dc:date>
    <meta:editing-duration>PT7M28S</meta:editing-duration>
    <meta:editing-cycles>1</meta:editing-cycles>
    <meta:document-statistic meta:object-count="6"/>
    <meta:generator>LibreOffice/7.0.2.2$Linux_X86_64 LibreOffice_project/00$Build-2</meta:generator>
  </office:meta>
</office:document-meta>
</file>